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nsolas" fo:font-size="13.5pt" officeooo:rsid="0007f56b" officeooo:paragraph-rsid="0007f56b" style:font-size-asian="13.5pt" style:font-size-complex="13.5pt"/>
    </style:style>
    <style:style style:name="P2" style:family="paragraph" style:parent-style-name="Standard">
      <style:paragraph-properties fo:text-align="justify" style:justify-single-word="false"/>
      <style:text-properties style:font-name="Consolas" fo:font-size="13.5pt" officeooo:rsid="0009ed88" officeooo:paragraph-rsid="0009ed88" style:font-size-asian="13.5pt" style:font-size-complex="13.5pt"/>
    </style:style>
    <style:style style:name="P3" style:family="paragraph" style:parent-style-name="Standard">
      <style:paragraph-properties fo:text-align="justify" style:justify-single-word="false"/>
      <style:text-properties style:font-name="Consolas" fo:font-size="13.5pt" officeooo:rsid="000dba75" officeooo:paragraph-rsid="000dba75" style:font-size-asian="13.5pt" style:font-size-complex="13.5pt"/>
    </style:style>
    <style:style style:name="P4" style:family="paragraph" style:parent-style-name="Standard">
      <style:paragraph-properties fo:text-align="justify" style:justify-single-word="false"/>
      <style:text-properties style:font-name="Consolas" fo:font-size="13.5pt" officeooo:rsid="0002fa28" officeooo:paragraph-rsid="0002fa28" style:font-size-asian="13.5pt" style:font-size-complex="13.5pt"/>
    </style:style>
    <style:style style:name="P5" style:family="paragraph" style:parent-style-name="Standard">
      <style:paragraph-properties fo:text-align="justify" style:justify-single-word="false"/>
      <style:text-properties style:font-name="Consolas" fo:font-size="13.5pt" officeooo:rsid="0002fa28" officeooo:paragraph-rsid="00176a60" style:font-size-asian="13.5pt" style:font-size-complex="13.5pt"/>
    </style:style>
    <style:style style:name="P6" style:family="paragraph" style:parent-style-name="Standard">
      <style:paragraph-properties fo:text-align="justify" style:justify-single-word="false"/>
      <style:text-properties style:font-name="Consolas" fo:font-size="13.5pt" officeooo:rsid="000fe4cc" officeooo:paragraph-rsid="000fe4cc" style:font-size-asian="13.5pt" style:font-size-complex="13.5pt"/>
    </style:style>
    <style:style style:name="P7" style:family="paragraph" style:parent-style-name="Standard">
      <style:paragraph-properties fo:text-align="justify" style:justify-single-word="false"/>
      <style:text-properties style:font-name="Consolas" fo:font-size="13.5pt" officeooo:rsid="0014b156" officeooo:paragraph-rsid="0014b156" style:font-size-asian="13.5pt" style:font-size-complex="13.5pt"/>
    </style:style>
    <style:style style:name="P8" style:family="paragraph" style:parent-style-name="Standard">
      <style:paragraph-properties fo:text-align="justify" style:justify-single-word="false"/>
      <style:text-properties style:font-name="Consolas" fo:font-size="13.5pt" officeooo:rsid="0006f568" officeooo:paragraph-rsid="0006f568" style:font-size-asian="13.5pt" style:font-size-complex="13.5pt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3.5pt" officeooo:rsid="0002fc6b" officeooo:paragraph-rsid="0002fc6b" style:font-size-asian="13.5pt" style:font-size-complex="13.5pt"/>
    </style:style>
    <style:style style:name="P10" style:family="paragraph" style:parent-style-name="Standard">
      <style:paragraph-properties fo:text-align="justify" style:justify-single-word="false"/>
      <style:text-properties style:font-name="Consolas" fo:font-size="13.5pt" officeooo:rsid="0005c319" officeooo:paragraph-rsid="0005c319" style:font-size-asian="13.5pt" style:font-size-complex="13.5pt"/>
    </style:style>
    <style:style style:name="P11" style:family="paragraph" style:parent-style-name="Standard">
      <style:paragraph-properties fo:text-align="justify" style:justify-single-word="false"/>
      <style:text-properties style:font-name="Consolas" fo:font-size="13.5pt" officeooo:rsid="0005c319" officeooo:paragraph-rsid="001f76b5" style:font-size-asian="13.5pt" style:font-size-complex="13.5pt"/>
    </style:style>
    <style:style style:name="P12" style:family="paragraph" style:parent-style-name="Standard">
      <style:paragraph-properties fo:text-align="justify" style:justify-single-word="false"/>
      <style:text-properties style:font-name="Consolas" fo:font-size="13.5pt" officeooo:rsid="00069082" officeooo:paragraph-rsid="00069082" style:font-size-asian="13.5pt" style:font-size-complex="13.5pt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3.5pt" officeooo:rsid="00069082" officeooo:paragraph-rsid="001f76b5" style:font-size-asian="13.5pt" style:font-size-complex="13.5pt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.5pt" officeooo:rsid="0017ba80" officeooo:paragraph-rsid="0017ba80" style:font-size-asian="13.5pt" style:font-size-complex="13.5pt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13.5pt" officeooo:rsid="0011179b" officeooo:paragraph-rsid="0011179b" style:font-size-asian="13.5pt" style:font-size-complex="13.5pt"/>
    </style:style>
    <style:style style:name="P16" style:family="paragraph" style:parent-style-name="Standard">
      <style:paragraph-properties fo:text-align="justify" style:justify-single-word="false"/>
      <style:text-properties style:font-name="Consolas" fo:font-size="13.5pt" officeooo:rsid="0012c5d8" officeooo:paragraph-rsid="0012c5d8" style:font-size-asian="13.5pt" style:font-size-complex="13.5pt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.5pt" officeooo:rsid="00139c45" officeooo:paragraph-rsid="00139c45" style:font-size-asian="13.5pt" style:font-size-complex="13.5pt"/>
    </style:style>
    <style:style style:name="P18" style:family="paragraph" style:parent-style-name="Standard">
      <style:paragraph-properties fo:text-align="center" style:justify-single-word="false"/>
      <style:text-properties style:font-name="Consolas" fo:font-size="17pt" fo:font-weight="bold" officeooo:rsid="0007f56b" officeooo:paragraph-rsid="0007f56b" style:font-size-asian="17pt" style:font-weight-asian="bold" style:font-size-complex="17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nsolas" fo:font-size="17pt" fo:font-weight="bold" officeooo:rsid="0017ba80" officeooo:paragraph-rsid="0017ba80" style:font-size-asian="17pt" style:font-weight-asian="bold" style:font-size-complex="1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nsolas" fo:font-size="17pt" fo:font-weight="bold" officeooo:rsid="0011179b" officeooo:paragraph-rsid="0011179b" style:font-size-asian="17pt" style:font-weight-asian="bold" style:font-size-complex="17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onsolas" fo:font-size="17pt" fo:font-weight="bold" officeooo:rsid="0006f568" officeooo:paragraph-rsid="0006f568" style:font-size-asian="17pt" style:font-weight-asian="bold" style:font-size-complex="17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onsolas" fo:font-size="13.5pt" officeooo:rsid="000fe4cc" officeooo:paragraph-rsid="000fe4cc" style:font-size-asian="13.5pt" style:font-size-complex="13.5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Consolas" fo:font-size="13.5pt" officeooo:rsid="000fe4cc" officeooo:paragraph-rsid="000fe4cc" style:font-size-asian="13.5pt" style:font-size-complex="13.5pt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Consolas" fo:font-size="13.5pt" officeooo:rsid="000397d0" officeooo:paragraph-rsid="000397d0" style:font-size-asian="13.5pt" style:font-size-complex="13.5pt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Consolas" fo:font-size="13.5pt" officeooo:paragraph-rsid="0003cfb6" style:font-size-asian="13.5pt" style:font-size-complex="13.5pt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Consolas" fo:font-size="13.5pt" officeooo:rsid="0003cfb6" officeooo:paragraph-rsid="0003cfb6" style:font-size-asian="13.5pt" style:font-size-complex="13.5pt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Consolas" fo:font-size="13.5pt" officeooo:rsid="00043d6d" officeooo:paragraph-rsid="00043d6d" style:font-size-asian="13.5pt" style:font-size-complex="13.5pt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Consolas" fo:font-size="13.5pt" officeooo:rsid="0005c319" officeooo:paragraph-rsid="0005c319" style:font-size-asian="13.5pt" style:font-size-complex="13.5pt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Consolas" fo:font-size="13.5pt" officeooo:rsid="00069082" officeooo:paragraph-rsid="00069082" style:font-size-asian="13.5pt" style:font-size-complex="13.5pt"/>
    </style:style>
    <style:style style:name="T1" style:family="text">
      <style:text-properties officeooo:rsid="000397d0"/>
    </style:style>
    <style:style style:name="T2" style:family="text">
      <style:text-properties officeooo:rsid="0003cfb6"/>
    </style:style>
    <style:style style:name="T3" style:family="text">
      <style:text-properties officeooo:rsid="00043d6d"/>
    </style:style>
    <style:style style:name="T4" style:family="text">
      <style:text-properties officeooo:rsid="00069082"/>
    </style:style>
    <style:style style:name="T5" style:family="text">
      <style:text-properties officeooo:rsid="0006f568"/>
    </style:style>
    <style:style style:name="T6" style:family="text">
      <style:text-properties officeooo:rsid="0007f56b"/>
    </style:style>
    <style:style style:name="T7" style:family="text">
      <style:text-properties officeooo:rsid="0009ed88"/>
    </style:style>
    <style:style style:name="T8" style:family="text">
      <style:text-properties officeooo:rsid="000be5f8"/>
    </style:style>
    <style:style style:name="T9" style:family="text">
      <style:text-properties officeooo:rsid="000eeba3"/>
    </style:style>
    <style:style style:name="T10" style:family="text">
      <style:text-properties officeooo:rsid="0012c5d8"/>
    </style:style>
    <style:style style:name="T11" style:family="text">
      <style:text-properties officeooo:rsid="0015aed3"/>
    </style:style>
    <style:style style:name="T12" style:family="text">
      <style:text-properties officeooo:rsid="0017ba80"/>
    </style:style>
    <style:style style:name="T13" style:family="text">
      <style:text-properties officeooo:rsid="00195993"/>
    </style:style>
    <style:style style:name="T14" style:family="text">
      <style:text-properties officeooo:rsid="001bf622"/>
    </style:style>
    <style:style style:name="T15" style:family="text">
      <style:text-properties officeooo:rsid="00249bd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Сеттинг.</text:p>
      <text:p text:style-name="P1">События происходят в суперсекретной лаборатории, работающей с вирусами. Однажды там происходит ЧП, повлекшее за собой утечку особо опасного зомби-вируса. </text:p>
      <text:p text:style-name="P1">Главный герой – один из местных сотрудников, который ещё не успел заразиться и пытается выбраться из лаборатории живым. У него есть костюм биологической защиты, блокирующий урон от <text:span text:style-name="T7">периодического урона (см.ниже), однако его заряд ограничен. </text:span></text:p>
      <text:p text:style-name="P2">Герою мешают различные препятствия в виде сломанного оборудования и <text:span text:style-name="T8">зомби. Каждый уровень – отдельный этаж лаборатории. На выходе с каждого из них – босс – бывший коллега героя, который ещё не совсем зомбифицирован, и его можно успокоить, пытаясь напоминать ему о чём-то из прошлой жизни.</text:span></text:p>
      <text:p text:style-name="P3">Кроме того, у героя есть рация, с помощью которой он общается с человеком с поверхности. Между уровнями тот задаёт вопросы, и ответы игрока на них определяют концовку (у игры 4 <text:span text:style-name="T14">сюжетные </text:span>концовки).</text:p>
      <text:p text:style-name="P4"/>
      <text:p text:style-name="P4"/>
      <text:p text:style-name="P4"/>
      <text:p text:style-name="P4"/>
      <text:p text:style-name="P4"/>
      <text:p text:style-name="P18">Базовые элементы игры.</text:p>
      <text:p text:style-name="P5">Жанр игры можно определить как bullet hell. <text:span text:style-name="T6">Вид на уровень – сверху. Герой может двигаться в четырёх направлениях (по осям X и Y, по диагонали). Управление стрелками </text:span><text:span text:style-name="T9">на клавиатуре, мышь не задействована. Предусмотрены сохранения между уровнями. </text:span><text:span text:style-name="T12">Текущий прогресс хранится в csv-файле.</text:span></text:p>
      <text:p text:style-name="P6">У героя есть параметры:</text:p>
      <text:list xml:id="list2913698090" text:style-name="L1">
        <text:list-item>
          <text:p text:style-name="P22">жизни</text:p>
        </text:list-item>
        <text:list-item>
          <text:p text:style-name="P22">заряд защитного костюма</text:p>
        </text:list-item>
        <text:list-item>
          <text:p text:style-name="P22">полученные бонусы</text:p>
        </text:list-item>
        <text:list-item>
          <text:p text:style-name="P22">отношения с человеком с поверхности (скрыто)</text:p>
        </text:list-item>
      </text:list>
      <text:p text:style-name="P6">Урон бывает двух видов:</text:p>
      <text:list xml:id="list1986542752" text:style-name="L2">
        <text:list-item>
          <text:p text:style-name="P23">единоразовый – минус 1 жизнь всегда</text:p>
        </text:list-item>
        <text:list-item>
          <text:p text:style-name="P23">периодический – зависит от заряда костюма. Период – 0.5 секунды. Нахождение в области периодического урона расходует заряд костюма (базовый – 4 периода). Если заряда нет – два периода забирают 1 жизнь.</text:p>
        </text:list-item>
      </text:list>
      <text:p text:style-name="P7">Когда жизни кончаются, герой умирает, и уровень начинается заново.</text:p>
      <text:p text:style-name="P4"/>
      <text:p text:style-name="P4"/>
      <text:p text:style-name="P4"/>
      <text:p text:style-name="P4"/>
      <text:p text:style-name="P21"><text:soft-page-break/>Игровой процесс.</text:p>
      <text:p text:style-name="P9">Игра содержит 4 уровня. Каждый уровень представляет собой длинный коридор с отходящими от него комнатами-тупиками. Длина коридора и число комнат на разных уровнях различны. </text:p>
      <text:p text:style-name="P9">На всём у<text:span text:style-name="T1">ровне встречаются:</text:span></text:p>
      <text:list xml:id="list899018248" text:style-name="L3">
        <text:list-item>
          <text:p text:style-name="P24">Враги</text:p>
          <text:list>
            <text:list-item>
              <text:p text:style-name="P24">Ближнего боя. Ходят по некоторой заранее определённой траектории, наносят урон при соприкосновении с героем.</text:p>
            </text:list-item>
            <text:list-item>
              <text:p text:style-name="P24">Дальнего боя. Стоят на месте и периодически стреляют либо по заранее определённым траекториям, либо в случайном направлении. <text:s/>Наносят урон при соприкосновении героя со снарядом.</text:p>
            </text:list-item>
            <text:list-item>
              <text:p text:style-name="P24">Периодического урона. Ходят либо стоят на месте, наносят периодический урон герою, если он находится в зоне их действия.</text:p>
            </text:list-item>
          </text:list>
        </text:list-item>
        <text:list-item>
          <text:p text:style-name="P24">Предметы для сбора</text:p>
          <text:list>
            <text:list-item>
              <text:p text:style-name="P25"><text:span text:style-name="T2">Части ключа от комнаты с боссом уровня. Находятся </text:span><text:span text:style-name="T3">только </text:span><text:span text:style-name="T2">в боковых комнатах.</text:span></text:p>
            </text:list-item>
            <text:list-item>
              <text:p text:style-name="P26">Жизни.</text:p>
            </text:list-item>
            <text:list-item>
              <text:p text:style-name="P26">Заряды для защитного костюма.</text:p>
            </text:list-item>
            <text:list-item>
              <text:p text:style-name="P25"><text:span text:style-name="T3">На одном из уровней (случайном) лежит один случайный бонус. </text:span><text:span text:style-name="T4">Они сохраняются между уровнями. </text:span><text:span text:style-name="T3">Варианты:</text:span></text:p>
              <text:list>
                <text:list-item>
                  <text:p text:style-name="P27">неуязвимость на <text:span text:style-name="T6">4 секунды</text:span></text:p>
                </text:list-item>
                <text:list-item>
                  <text:p text:style-name="P27">бесконечный заряд защитного костюма</text:p>
                </text:list-item>
                <text:list-item>
                  <text:p text:style-name="P27">восстановление жизней до максимума</text:p>
                </text:list-item>
                <text:list-item>
                  <text:p text:style-name="P28">нанесение удара по боссу с максимальным возможным уроном без необходимости в процессе атаки (см.ниже)</text:p>
                </text:list-item>
              </text:list>
            </text:list-item>
          </text:list>
        </text:list-item>
      </text:list>
      <text:p text:style-name="P12">Цель игрока – собрать все компоненты ключа, потеряв минимальное количество жизней.</text:p>
      <text:p text:style-name="P1">В начале уровня герой получает 4 жизни.</text:p>
      <text:p text:style-name="P10"/>
      <text:p text:style-name="P11">В конце каждого уровня находится комната с боссом. Чтобы туда попасть, не<text:span text:style-name="T4">обходимо собрать все части ключа. Босс имеет определённое количество жизней.</text:span></text:p>
      <text:p text:style-name="P13">Бой с боссом состоит из двух фаз:</text:p>
      <text:list xml:id="list2363704490" text:style-name="L4">
        <text:list-item>
          <text:p text:style-name="P29">Фаза защиты (босс атакует героя). Bullet hell. Босс стреляет снарядами либо заранее заданными паттернами, либо в сторону текущей позиции героя. Кроме того, он может целиться в некую область вокруг героя и наносить по ней большой урон (2 хп за попадание), но атака требует зарядки, в течение которой область подсвечивается. Цель героя – выжить.</text:p>
        </text:list-item>
        <text:list-item>
          <text:p text:style-name="P29">Фаза атаки (герой атакует босса). <text:span text:style-name="T5">Игроку даётся часть текста и время (около 15 секунд). Нужно набрать этот текст как можно быстрее и с наименьшим возможным количеством ошибок. </text:span><text:soft-page-break/><text:span text:style-name="T5">От скорости и точности зависит наносимый урон. Если было совершено более 4 ошибок, атака завершается досрочно. Если текст закончился, а босс ещё жив, он начинается заново.</text:span></text:p>
        </text:list-item>
      </text:list>
      <text:p text:style-name="P8">После босса 4 уровня есть финальный босс, которого можно убить, а можно и не убивать. От этого зависит концовка.</text:p>
      <text:p text:style-name="P8"/>
      <text:p text:style-name="P8"/>
      <text:p text:style-name="P19">Счёт.</text:p>
      <text:p text:style-name="P14">Счёт вычисляется в зависимости от того, насколько мало ошибок было совершено при прохождении. Есть базовый счёт на каждый уровень, он увеличивается при подборе бонусов и уменьшается при получении урона. Кроме того, на него влияет точность каждой атаки. Счёт сохраняется при сбросе прогресса в ещё один csv-файл. <text:span text:style-name="T15">Конкретные коэффициенты и числа будут определены в процессе разработки.</text:span></text:p>
      <text:p text:style-name="P8"/>
      <text:p text:style-name="P8"/>
      <text:p text:style-name="P20">Интерфейс.</text:p>
      <text:p text:style-name="P15">Главное мен<text:span text:style-name="T10">ю состоит из наименования игры, кнопки Начать/Продолжить, </text:span><text:span text:style-name="T12">кнопки просмотра рекордов </text:span><text:span text:style-name="T10">и кнопки сброса прогресса. Если игра пройдена, то показан финальный экран полученной концовки, </text:span><text:span text:style-name="T13">финальный </text:span><text:span text:style-name="T12">счёт</text:span><text:span text:style-name="T10"> и кнопка сброса.</text:span></text:p>
      <text:p text:style-name="P16">Во время игры справа снизу показывается вся информация о персонаже и уровне: номер уровня, количество собранных компонентов ключа, жизни, заряд костюма, бонусы.</text:p>
      <text:p text:style-name="P17">В диалогах текст и кнопки с вариантами ответов отображаются снизу слева.</text:p>
      <text:p text:style-name="P7">Экран смерти (“Game Over”) состоит из информации, счёта на данный момент, <text:span text:style-name="T11">язвительного комментария от босса (если смерть произошла в бою с ним)</text:span> и кнопки “Попробовать снова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26:33.022263114</meta:creation-date>
    <dc:date>2021-12-21T21:17:53.066699664</dc:date>
    <meta:editing-duration>PT57M26S</meta:editing-duration>
    <meta:editing-cycles>24</meta:editing-cycles>
    <meta:generator>LibreOffice/7.2.2.2$Linux_X86_64 LibreOffice_project/20$Build-2</meta:generator>
    <meta:document-statistic meta:table-count="0" meta:image-count="0" meta:object-count="0" meta:page-count="3" meta:paragraph-count="46" meta:word-count="713" meta:character-count="4857" meta:non-whitespace-character-count="4195"/>
  </office:meta>
</office:document-meta>
</file>